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cb3c" officeooo:paragraph-rsid="0012cb3c"/>
    </style:style>
    <style:style style:name="P2" style:family="paragraph" style:parent-style-name="Standard">
      <style:text-properties officeooo:paragraph-rsid="0012cb3c"/>
    </style:style>
    <style:style style:name="T1" style:family="text">
      <style:text-properties officeooo:rsid="0012cb3c"/>
    </style:style>
    <style:style style:name="T2" style:family="text">
      <style:text-properties fo:font-size="10pt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fo:font-size="10pt" style:text-underline-style="none"/>
    </style:style>
    <style:style style:name="T5" style:family="text">
      <style:text-properties fo:font-size="8pt"/>
    </style:style>
    <style:style style:name="T6" style:family="text">
      <style:text-properties fo:font-size="8pt" style:text-underline-style="solid" style:text-underline-width="auto" style:text-underline-color="font-color"/>
    </style:style>
    <style:style style:name="T7" style:family="text">
      <style:text-properties officeooo:rsid="0014c216"/>
    </style:style>
    <style:style style:name="T8" style:family="text">
      <style:text-properties officeooo:rsid="00182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) </text:span>Què són els Special Function Registers (SFR)?</text:p>
      <text:p text:style-name="P1">Son registres que s’utilitzen per a controlar les operacions dels periferics.</text:p>
      <text:p text:style-name="P1"/>
      <text:p text:style-name="P2"><text:span text:style-name="T1">2) </text:span>Quants cicles de rellotge (clock) són necessaris per a l’execució d’una instrucció del PIC18F?</text:p>
      <text:p text:style-name="P1">La majoria de vegades nomes triguen un cicle degut al pipelining de les instruccions. Les instruccions amb dos words, o la modificacio del PC pot alterar aixo</text:p>
      <text:p text:style-name="P1"/>
      <text:p text:style-name="P2"><text:span text:style-name="T1">3)</text:span>En que consisteix el concepte d’ «instruction Pipelining» ?</text:p>
      <text:p text:style-name="P1">Instruction Pipeling consisteix en realitzar diferents accions en paralel en lloc de sequencialment.</text:p>
      <text:p text:style-name="P1"/>
      <text:p text:style-name="P2"><text:span text:style-name="T1">4)</text:span>Quina quantitat de memòria de dades i memòria de programa (en Kbytes) disposen el PIC16F887 i el PIC18F4550?</text:p>
      <text:p text:style-name="P1"><text:span text:style-name="T7">0.35(368 bytes)</text:span> I 2<text:span text:style-name="T7">kb</text:span> memoria de dades, <text:span text:style-name="T8">8kb</text:span> I 32<text:span text:style-name="T7">kb</text:span> memoria de programes respectiv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3:52:04.649635966</meta:creation-date>
    <dc:date>2017-02-20T00:19:46.920586227</dc:date>
    <meta:editing-duration>PT6M4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8" meta:word-count="115" meta:character-count="738" meta:non-whitespace-character-count="631"/>
  </office:meta>
</office:document-meta>
</file>